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ae9cb" officeooo:paragraph-rsid="000ae9cb" style:font-style-asian="italic" style:font-style-complex="italic"/>
    </style:style>
    <style:style style:name="P2" style:family="paragraph" style:parent-style-name="Standard">
      <style:text-properties officeooo:rsid="000ae9cb" officeooo:paragraph-rsid="000ae9cb"/>
    </style:style>
    <style:style style:name="P3" style:family="paragraph" style:parent-style-name="Heading_20_1">
      <style:text-properties officeooo:rsid="000ae9cb" officeooo:paragraph-rsid="000ae9cb"/>
    </style:style>
    <style:style style:name="P4" style:family="paragraph" style:parent-style-name="Text_20_body">
      <style:text-properties officeooo:rsid="000ae9cb" officeooo:paragraph-rsid="000ae9cb"/>
    </style:style>
    <style:style style:name="P5" style:family="paragraph" style:parent-style-name="Heading_20_1">
      <style:text-properties officeooo:rsid="000af176" officeooo:paragraph-rsid="000af176"/>
    </style:style>
    <style:style style:name="P6" style:family="paragraph" style:parent-style-name="Text_20_body" style:list-style-name="L1">
      <style:text-properties officeooo:paragraph-rsid="000af176"/>
    </style:style>
    <style:style style:name="P7" style:family="paragraph" style:parent-style-name="Text_20_body" style:list-style-name="L1">
      <style:text-properties officeooo:rsid="000af176" officeooo:paragraph-rsid="000af176"/>
    </style:style>
    <style:style style:name="P8" style:family="paragraph" style:parent-style-name="Text_20_body">
      <style:text-properties officeooo:rsid="000af176" officeooo:paragraph-rsid="000af176"/>
    </style:style>
    <style:style style:name="T1" style:family="text">
      <style:text-properties officeooo:rsid="000af17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S40+F80 Kaiser Adapter</text:p>
      <text:p text:style-name="P1">Version 1.0</text:p>
      <text:p text:style-name="P2"/>
      <text:h text:style-name="P3" text:outline-level="1">Project Goal</text:h>
      <text:p text:style-name="P4">Create an adapter that can be used to mount an FS40 or an FS80 on a Kaiser Stand Bracket, using the camera pivot adapter.</text:p>
      <text:p text:style-name="P4">So I just need to push the camera into the pivot and lock the position using a knob.</text:p>
      <text:h text:style-name="P5" text:outline-level="1">Log</text:h>
      <text:list text:style-name="L1">
        <text:list-item>
          <text:p text:style-name="P6"><text:span text:style-name="T1">FS40+FS80 Kaiser Pivot Shoulder v1</text:span></text:p>
          <text:list>
            <text:list-item>
              <text:p text:style-name="P7">Mi servono 5 mm per lato di sovraspessore</text:p>
            </text:list-item>
            <text:list-item>
              <text:p text:style-name="P7">Quindi mi serve la staffa destra e quella sinistra</text:p>
            </text:list-item>
          </text:list>
        </text:list-item>
      </text:list>
      <text:p text:style-name="P8">Oppure stampo il sovraspessore e lo avvito con delle viti 3 x 6 m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9:02:51.177000000</meta:creation-date>
    <dc:date>2025-03-07T09:34:14.486000000</dc:date>
    <meta:editing-duration>PT31M23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10" meta:word-count="89" meta:character-count="448" meta:non-whitespace-character-count="372"/>
  </office:meta>
</office:document-meta>
</file>